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099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e<text:tab/>G<text:tab/>C<text:tab/>a<text:tab/>F#<text:tab/>H<text:tab/>H/D/Eb e</text:p>
      <text:p text:style-name="Preformatted_20_Text">Gib niemals zu, wie sehr du mich brauchst </text:p>
      <text:p text:style-name="Preformatted_20_Text">Gib niemals zu, dass du mich vermisst </text:p>
      <text:p text:style-name="Preformatted_20_Text">Keiner von uns hätte gern die Rollen getauscht </text:p>
      <text:p text:style-name="Preformatted_20_Text">ich du bin und ihr seid was wir nicht ist </text:p>
      <text:p text:style-name="Preformatted_20_Text"/>
      <text:p text:style-name="Preformatted_20_Text">vielleicht findest du irgendwann Frieden </text:p>
      <text:p text:style-name="Preformatted_20_Text">vielleicht wirst du es niemals verstehn </text:p>
      <text:p text:style-name="Preformatted_20_Text">wenn deine Reste langsam ermüden </text:p>
      <text:p text:style-name="Preformatted_20_Text">würd ich dich gern ein letztes Mal sehn </text:p>
      <text:p text:style-name="Preformatted_20_Text"/>
      <text:p text:style-name="Preformatted_20_Text"/>
      <text:p text:style-name="Preformatted_20_Text">e<text:tab/>C<text:tab/>F#<text:tab/><text:span text:style-name="T1">h</text:span><text:tab/>e<text:tab/>C<text:tab/>a<text:tab/>h</text:p>
      <text:p text:style-name="Preformatted_20_Text">Doch das letzte Wort sprach die Gewalt </text:p>
      <text:p text:style-name="Preformatted_20_Text">und mein Blut sickert in den Asphalt </text:p>
      <text:p text:style-name="Preformatted_20_Text">Ich gab deinem Feindbild Gestalt </text:p>
      <text:p text:style-name="Preformatted_20_Text">und ohne deine Wut wirkst du alt </text:p>
      <text:p text:style-name="Preformatted_20_Text">Das wird schon gib mir einfach die Schuld </text:p>
      <text:p text:style-name="Preformatted_20_Text">ich hab dich zum Täter gemacht </text:p>
      <text:p text:style-name="Preformatted_20_Text">du hast es ja auch gar nicht gewollt </text:p>
      <text:p text:style-name="Preformatted_20_Text">Ich bin ja deinem Feindbild gefolgt!</text:p>
      <text:p text:style-name="Preformatted_20_Text"/>
      <text:p text:style-name="Preformatted_20_Text"/>
      <text:p text:style-name="Preformatted_20_Text">Gib niemals zu wie leer du dich fühlst </text:p>
      <text:p text:style-name="Preformatted_20_Text">Gib niemals zu, dass du mich willst </text:p>
      <text:p text:style-name="Preformatted_20_Text">Hör niemals auf den Zweifel in dir </text:p>
      <text:p text:style-name="Preformatted_20_Text">Hör niemals auf, dich zu verliern </text:p>
      <text:p text:style-name="Preformatted_20_Text"/>
      <text:p text:style-name="Preformatted_20_Text">Dein Feindbild wird mit Farbe beschmiert </text:p>
      <text:p text:style-name="Preformatted_20_Text">Dein Hass wird mit Gnade püriert </text:p>
      <text:p text:style-name="Preformatted_20_Text">Dein Weltbild wird zur Banalität </text:p>
      <text:p text:style-name="Preformatted_20_Text">Dein Spiegelbild wirkt seltsam verdreht! </text:p>
      <text:p text:style-name="Preformatted_20_Text"/>
      <text:p text:style-name="Preformatted_20_Text"/>
      <text:p text:style-name="Preformatted_20_Text">Doch das letzte Wort sprach die Gewalt </text:p>
      <text:p text:style-name="Preformatted_20_Text">und mein Blut sickert in den Asphalt </text:p>
      <text:p text:style-name="Preformatted_20_Text">Ich gab deinem Feindbild Gestalt </text:p>
      <text:p text:style-name="Preformatted_20_Text">und ohne deine Wut wirkst du alt </text:p>
      <text:p text:style-name="Preformatted_20_Text">Das Alter zeigt dir all deine Schuld </text:p>
      <text:p text:style-name="Preformatted_20_Text">Die Einsicht zeigt dir Geduld </text:p>
      <text:p text:style-name="Preformatted_20_Text">Ob du dir wohl jemals verzeihst </text:p>
      <text:p text:style-name="Preformatted_20_Text">Wenn du nachts die Wände anschreist </text:p>
      <text:p text:style-name="Preformatted_20_Text"/>
      <text:p text:style-name="Preformatted_20_Text"/>
      <text:p text:style-name="Preformatted_20_Text">C<text:tab/>D<text:tab/>A<text:tab/>H</text:p>
      <text:p text:style-name="Preformatted_20_Text">wenn ich dich treffe wo es dir am liebsten ist</text:p>
      <text:p text:style-name="Preformatted_20_Text">dann trag ich vielleicht andere Haut</text:p>
      <text:p text:style-name="Preformatted_20_Text">dann will ich nicht, dass du wieder verschlossen bist</text:p>
      <text:p text:style-name="Preformatted_20_Text">wieso ham wir nie Rollen getauscht</text:p>
      <text:p text:style-name="Preformatted_20_Text">Wahrscheinlich wirst du mir erst nicht trauen</text:p>
      <text:p text:style-name="Preformatted_20_Text">Vielleicht sind meine Augen gefärbt</text:p>
      <text:p text:style-name="Preformatted_20_Text">Wir haben unser Feindbild vor Augen</text:p>
      <text:p text:style-name="Preformatted_20_Text">Wir haben unsere Blindheit geerbt</text:p>
      <text:p text:style-name="Preformatted_20_Text">Und wenn sich unsre Blicke dann treffen</text:p>
      <text:p text:style-name="Preformatted_20_Text">Durch den grauen Schleier bricht Licht</text:p>
      <text:p text:style-name="Preformatted_20_Text">Dann können unsre Augen sich öffnen</text:p>
      <text:p text:style-name="Preformatted_20_Text">denn ohne Nebel fürcht' ich mich nicht</text:p>
      <text:p text:style-name="Preformatted_20_Text">Dann stehen wir uns mal gegenüber</text:p>
      <text:p text:style-name="Preformatted_20_Text">und ich will deine Augenfarbe sehn</text:p>
      <text:p text:style-name="Preformatted_20_Text">Vor Licht quillt die Farbe fast über</text:p>
      <text:p text:style-name="Preformatted_20_Text">Ich will nur deine Hand schütteln und geh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20:12:48.514000000</dc:date>
    <meta:generator>LibreOffice/4.3.7.2$Windows_x86 LibreOffice_project/8a35821d8636a03b8bf4e15b48f59794652c68ba</meta:generator>
    <meta:editing-duration>PT7M28S</meta:editing-duration>
    <meta:editing-cycles>2</meta:editing-cycles>
    <meta:document-statistic meta:table-count="0" meta:image-count="0" meta:object-count="0" meta:page-count="1" meta:paragraph-count="51" meta:word-count="338" meta:character-count="1836" meta:non-whitespace-character-count="1518"/>
  </office:meta>
</office:document-meta>
</file>